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cosolata" svg:font-family="Incosolata, Consolata, Monaco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en" fo:country="US" officeooo:paragraph-rsid="0056a4cd"/>
    </style:style>
    <style:style style:name="P2" style:family="paragraph" style:parent-style-name="_5f_code">
      <style:text-properties officeooo:paragraph-rsid="00579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elize</text:p>
      <text:p text:style-name="_5f_code">$ npm install --save sequelize</text:p>
      <text:p text:style-name="P1">Quick example</text:p>
      <text:p text:style-name="_5f_code">const { Sequelize, Model, DataTypes } = require('sequelize');</text:p>
      <text:p text:style-name="P2">const sequelize = new Sequelize('database', 'username', 'password', {</text:p>
      <text:p text:style-name="_5f_code"><text:s text:c="2"/>host: "my.server.tld",<text:span text:style-name="Source_20_Text">dialect: 'mysql'</text:span></text:p>
      <text:p text:style-name="_5f_code">});</text:p>
      <text:p text:style-name="_5f_code"/>
      <text:p text:style-name="_5f_code"/>
      <text:p text:style-name="_5f_code">class User extends Model {}</text:p>
      <text:p text:style-name="_5f_code">User.init({</text:p>
      <text:p text:style-name="_5f_code"><text:s text:c="2"/>username: DataTypes.STRING,</text:p>
      <text:p text:style-name="_5f_code"><text:s text:c="2"/>birthday: DataTypes.DATE</text:p>
      <text:p text:style-name="_5f_code">}, { sequelize, modelName: 'user' });</text:p>
      <text:p text:style-name="_5f_code"/>
      <text:p text:style-name="_5f_code">(async () =&gt; {</text:p>
      <text:p text:style-name="_5f_code"><text:s text:c="2"/>await sequelize.sync();</text:p>
      <text:p text:style-name="_5f_code"><text:s text:c="2"/>const jane = await User.create({</text:p>
      <text:p text:style-name="_5f_code"><text:s text:c="4"/>username: 'janedoe',</text:p>
      <text:p text:style-name="_5f_code"><text:s text:c="4"/>birthday: new Date(1980, 6, 20)</text:p>
      <text:p text:style-name="_5f_code"><text:s text:c="2"/>});</text:p>
      <text:p text:style-name="_5f_code"><text:s text:c="2"/>console.log(jane.toJSON());</text:p>
      <text:p text:style-name="_5f_code">})();</text:p>
      <text:p text:style-name="P1">To learn more about how to use Sequelize, read the tutorials available in the left menu. Begin with Getting Star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cosolata" svg:font-family="Incosolata, Consolata, Monaco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2T08:19:34.331000000</dc:date>
    <meta:editing-duration>PT7H8M7S</meta:editing-duration>
    <meta:editing-cycles>41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1" meta:word-count="86" meta:character-count="642" meta:non-whitespace-character-count="556"/>
  </office:meta>
</office:document-meta>
</file>